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24d46c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0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officeooo:paragraph-rsid="0010e013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1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2628e5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238621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238621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3" style:family="text">
      <style:text-properties officeooo:rsid="0010e013"/>
    </style:style>
    <style:style style:name="T14" style:family="text">
      <style:text-properties officeooo:rsid="001241a6"/>
    </style:style>
    <style:style style:name="T15" style:family="text">
      <style:text-properties officeooo:rsid="00173471"/>
    </style:style>
    <style:style style:name="T16" style:family="text">
      <style:text-properties officeooo:rsid="001db022"/>
    </style:style>
    <style:style style:name="T17" style:family="text">
      <style:text-properties officeooo:rsid="001f81cb"/>
    </style:style>
    <style:style style:name="T18" style:family="text">
      <style:text-properties officeooo:rsid="00238621"/>
    </style:style>
    <style:style style:name="T19" style:family="text">
      <style:text-properties officeooo:rsid="002738db"/>
    </style:style>
    <style:style style:name="T20" style:family="text">
      <style:text-properties officeooo:rsid="0028f93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18">5</text:span></text:p>
      <text:p text:style-name="P1">Delivery 201<text:span text:style-name="T15">3</text:span> Wk <text:span text:style-name="T16">1</text:span><text:span text:style-name="T18">4</text:span></text:p>
      <text:p text:style-name="P1"/>
      <text:h text:style-name="P26" text:outline-level="1">Dependency Analysis for Kactus2</text:h>
      <text:p text:style-name="P2"/>
      <text:p text:style-name="P2"/>
      <text:p text:style-name="P2"/>
      <text:p text:style-name="P13"><text:span text:style-name="T3">Reporting period:</text:span><text:span text:style-name="T6"><text:tab/>201</text:span><text:span text:style-name="T7">3</text:span><text:span text:style-name="T6"> </text:span><text:span text:style-name="T8">March </text:span><text:span text:style-name="T4">(Wk </text:span><text:span text:style-name="T5">10</text:span><text:span text:style-name="T4"> – Wk </text:span><text:span text:style-name="T5">13</text:span><text:span text:style-name="T4">)</text:span></text:p>
      <text:p text:style-name="P3"/>
      <text:p text:style-name="P4"><text:span text:style-name="T9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9">Delivery:</text:span> Joni-Matti Määttä, Mikko Honkonen, Tommi Korhonen, Timo D. Hämäläinen, Marko Hännikäinen, Francescantonio Della Rosa</text:p>
      <text:p text:style-name="P4"/>
      <text:h text:style-name="P27" text:outline-level="2">1. Description of work</text:h>
      <text:p text:style-name="P8">All features have been implemented. The user interface and features still require some fine-tuning, but in overall, final integration and testing phase can be started.</text:p>
      <text:p text:style-name="P5"/>
      <text:p text:style-name="P5"/>
      <text:p text:style-name="P9">1.1. Results achieved</text:p>
      <text:p text:style-name="P8">Full user interface and features implemented.</text:p>
      <text:p text:style-name="P5"/>
      <text:p text:style-name="P9">1.2. Problems encountered</text:p>
      <text:p text:style-name="P6">-</text:p>
      <text:p text:style-name="P5"/>
      <text:p text:style-name="P9">1.3. Changes to the project plan</text:p>
      <text:p text:style-name="P7">-</text:p>
      <text:p text:style-name="P5"/>
      <text:p text:style-name="P9">1.4. Immediate actions needed</text:p>
      <text:p text:style-name="P8">-</text:p>
      <text:p text:style-name="P5"/>
      <text:p text:style-name="P5"/>
      <text:h text:style-name="P27" text:outline-level="2"/>
      <text:h text:style-name="P29" text:outline-level="2"><draw:frame draw:style-name="fr1" draw:name="Object1" text:anchor-type="paragraph" svg:x="-0.258cm" svg:y="1.349cm" svg:width="17.464cm" svg:height="16.318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13</text:span><text:span text:style-name="T1">, the last week of this reporting period)</text:span></text:h>
      <text:h text:style-name="P30" text:outline-level="2"/>
      <text:h text:style-name="P31" text:outline-level="2"><draw:frame draw:style-name="fr1" draw:name="Object2" text:anchor-type="paragraph" svg:x="0.007cm" svg:y="0.778cm" svg:width="16.935cm" svg:height="7.14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13</text:span><text:span text:style-name="T1">, the last week of this reporting period)</text:span></text:h>
      <text:h text:style-name="P28" text:outline-level="2"><text:soft-page-break/>4. Usage Statistics <text:span text:style-name="T1">(finishing wk </text:span><text:span text:style-name="T2">13,</text:span><text:span text:style-name="T1"> the last week of this reporting period)</text:span></text:h>
      <text:p text:style-name="P10"/>
      <text:p text:style-name="P9">4.1. Working hours of the group</text:p>
      <text:p text:style-name="P9"><text:span text:style-name="T10">* </text:span><text:span text:style-name="T11">Planned for complete project: 6</text:span><text:span text:style-name="T12">5</text:span><text:span text:style-name="T11">9 h person hours total</text:span></text:p>
      <text:p text:style-name="P11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4.2. Working hours per group member</text:p>
      <text:p text:style-name="P12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4.3. Working hours per task</text:p>
      <text:p text:style-name="P9"><draw:frame draw:style-name="fr1" draw:name="Object5" text:anchor-type="paragraph" svg:x="-0.443cm" svg:y="0.028cm" svg:width="17.888cm" svg:height="16.251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14">Planned</text:p>
          </table:table-cell>
          <table:table-cell table:style-name="Table9.C1" office:value-type="string">
            <text:p text:style-name="P14">Realized</text:p>
          </table:table-cell>
          <table:table-cell table:style-name="Table9.D1" office:value-type="string">
            <text:p text:style-name="P21">%</text:p>
          </table:table-cell>
        </table:table-row>
        <table:table-row>
          <table:table-cell table:style-name="Table9.A5" office:value-type="string">
            <text:p text:style-name="P19">Project results achieved</text:p>
            <text:p text:style-name="P17">(not number of deliverables or similar simple metric) </text:p>
          </table:table-cell>
          <table:table-cell table:style-name="Table9.B2" table:number-columns-spanned="2" office:value-type="string">
            <text:p text:style-name="P16">Qualitative, subjective</text:p>
            <text:p text:style-name="P16">self-assessment</text:p>
          </table:table-cell>
          <table:covered-table-cell/>
          <table:table-cell table:style-name="Table9.D2" office:value-type="string">
            <text:p text:style-name="P20"><text:span text:style-name="T18">85</text:span>%</text:p>
          </table:table-cell>
        </table:table-row>
        <table:table-row>
          <table:table-cell table:style-name="Table9.A5" office:value-type="string">
            <text:p text:style-name="P19">Calendar weeks</text:p>
            <text:p text:style-name="P17">(on the timeline from beginning wk to end wk)</text:p>
          </table:table-cell>
          <table:table-cell table:style-name="Table9.B4" office:value-type="string">
            <text:p text:style-name="P18">24 wk</text:p>
          </table:table-cell>
          <table:table-cell table:style-name="Table9.C4" office:value-type="string">
            <text:p text:style-name="P18"><text:span text:style-name="T19">21</text:span> wk</text:p>
          </table:table-cell>
          <table:table-cell table:style-name="Table9.D3" office:value-type="string">
            <text:p text:style-name="P20"><text:span text:style-name="T17">71</text:span>%</text:p>
          </table:table-cell>
        </table:table-row>
        <table:table-row>
          <table:table-cell table:style-name="Table9.A5" office:value-type="string">
            <text:p text:style-name="P19">Person hours</text:p>
          </table:table-cell>
          <table:table-cell table:style-name="Table9.B4" office:value-type="string">
            <text:p text:style-name="P18">6<text:span text:style-name="T13">5</text:span>9 h</text:p>
          </table:table-cell>
          <table:table-cell table:style-name="Table9.C4" office:value-type="string">
            <text:p text:style-name="P18"><text:span text:style-name="T19">2</text:span><text:span text:style-name="T20">66</text:span><text:span text:style-name="T19">,5</text:span> h</text:p>
          </table:table-cell>
          <table:table-cell table:style-name="Table9.D4" office:value-type="string">
            <text:p text:style-name="P20"><text:span text:style-name="T20">40</text:span>%</text:p>
          </table:table-cell>
        </table:table-row>
        <table:table-row>
          <table:table-cell table:style-name="Table9.A5" office:value-type="string">
            <text:p text:style-name="P19">Budget</text:p>
          </table:table-cell>
          <table:table-cell table:style-name="Table9.B5" office:value-type="string">
            <text:p text:style-name="P18">1<text:span text:style-name="T14">6</text:span> <text:span text:style-name="T14">733</text:span> €</text:p>
          </table:table-cell>
          <table:table-cell table:style-name="Table9.C5" office:value-type="string">
            <text:p text:style-name="P18"><text:span text:style-name="T19">6</text:span><text:span text:style-name="T20">766</text:span><text:span text:style-name="T19">,</text:span><text:span text:style-name="T20">84</text:span> €</text:p>
          </table:table-cell>
          <table:table-cell table:style-name="Table9.D5" office:value-type="string">
            <text:p text:style-name="P20"><text:span text:style-name="T20">40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5">Task Table in the Project plan:</text:p>
      <text:p text:style-name="P9"/>
      <text:p text:style-name="P9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9">Deliverables Table in the Project plan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2">ID</text:p>
            </table:table-cell>
            <table:table-cell table:style-name="Table1.A1" office:value-type="string">
              <text:p text:style-name="P22">Deliverable Name</text:p>
            </table:table-cell>
            <table:table-cell table:style-name="Table1.A1" office:value-type="string">
              <text:p text:style-name="P22">Type</text:p>
            </table:table-cell>
            <table:table-cell table:style-name="Table1.A1" office:value-type="string">
              <text:p text:style-name="P22">Delivery Week</text:p>
            </table:table-cell>
            <table:table-cell table:style-name="Table1.E1" office:value-type="string">
              <text:p text:style-name="P22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3">D1</text:p>
          </table:table-cell>
          <table:table-cell table:style-name="Table1.B9" office:value-type="string">
            <text:p text:style-name="P23">Functional specification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2 Wk 50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D2</text:p>
          </table:table-cell>
          <table:table-cell table:style-name="Table1.B9" office:value-type="string">
            <text:p text:style-name="P23">Technical specification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3 Wk 2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C1</text:p>
          </table:table-cell>
          <table:table-cell table:style-name="Table1.B9" office:value-type="string">
            <text:p text:style-name="P24">Qt implementation of the tool</text:p>
          </table:table-cell>
          <table:table-cell table:style-name="Table1.C9" office:value-type="string">
            <text:p text:style-name="P23">Codes</text:p>
          </table:table-cell>
          <table:table-cell table:style-name="Table1.D9" office:value-type="string">
            <text:p text:style-name="P23">2013 Wk 15</text:p>
          </table:table-cell>
          <table:table-cell table:style-name="Table1.E9" office:value-type="string">
            <text:p text:style-name="P23">Client</text:p>
          </table:table-cell>
        </table:table-row>
        <table:table-row table:style-name="Table1.1">
          <table:table-cell table:style-name="Table1.A9" office:value-type="string">
            <text:p text:style-name="P23">FR</text:p>
          </table:table-cell>
          <table:table-cell table:style-name="Table1.B9" office:value-type="string">
            <text:p text:style-name="P23">Final report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3 Wk 16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M1</text:p>
            <text:p text:style-name="P23">M2</text:p>
          </table:table-cell>
          <table:table-cell table:style-name="Table1.B9" office:value-type="string">
            <text:p text:style-name="P23">Monthly status reports 2012 (Nov, Dec)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2 Wk 49</text:p>
            <text:p text:style-name="P23">2013 Wk 2</text:p>
          </table:table-cell>
          <table:table-cell table:style-name="Table1.E9" office:value-type="string">
            <text:p text:style-name="P23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3">M3</text:p>
            <text:p text:style-name="P23">M4</text:p>
            <text:p text:style-name="P23">M5</text:p>
          </table:table-cell>
          <table:table-cell table:style-name="Table1.B9" office:value-type="string">
            <text:p text:style-name="P23">Monthly status reports 2013 (Jan, Feb, Mar)</text:p>
          </table:table-cell>
          <table:table-cell table:style-name="Table1.C9" office:value-type="string">
            <text:p text:style-name="P23"/>
          </table:table-cell>
          <table:table-cell table:style-name="Table1.D9" office:value-type="string">
            <text:p text:style-name="P23">2013 Wk 6</text:p>
            <text:p text:style-name="P23">2013 Wk 10</text:p>
            <text:p text:style-name="P23">2013 Wk 14</text:p>
          </table:table-cell>
          <table:table-cell table:style-name="Table1.E9" office:value-type="string">
            <text:p text:style-name="P23">Assistant</text:p>
          </table:table-cell>
        </table:table-row>
        <table:table-row table:style-name="Table1.1">
          <table:table-cell table:style-name="Table1.A9" office:value-type="string">
            <text:p text:style-name="P23">P1</text:p>
          </table:table-cell>
          <table:table-cell table:style-name="Table1.B9" office:value-type="string">
            <text:p text:style-name="P23">Project plan presentation</text:p>
          </table:table-cell>
          <table:table-cell table:style-name="Table1.C9" office:value-type="string">
            <text:p text:style-name="P23">Presentation</text:p>
          </table:table-cell>
          <table:table-cell table:style-name="Table1.D9" office:value-type="string">
            <text:p text:style-name="P23">2012 Wk 48 </text:p>
          </table:table-cell>
          <table:table-cell table:style-name="Table1.E9" office:value-type="string">
            <text:p text:style-name="P23">Seminar</text:p>
          </table:table-cell>
        </table:table-row>
        <table:table-row table:style-name="Table1.1">
          <table:table-cell table:style-name="Table1.A9" office:value-type="string">
            <text:p text:style-name="P23">P2</text:p>
          </table:table-cell>
          <table:table-cell table:style-name="Table1.B9" office:value-type="string">
            <text:p text:style-name="P24">Final report presentation and live demonstration</text:p>
          </table:table-cell>
          <table:table-cell table:style-name="Table1.C9" office:value-type="string">
            <text:p text:style-name="P24">Presentation + demo</text:p>
          </table:table-cell>
          <table:table-cell table:style-name="Table1.D9" office:value-type="string">
            <text:p text:style-name="P23">2013 Wk 16</text:p>
          </table:table-cell>
          <table:table-cell table:style-name="Table1.E9" office:value-type="string">
            <text:p text:style-name="P23">Seminar</text:p>
          </table:table-cell>
        </table:table-row>
      </table:table>
      <text:p text:style-name="P9"/>
      <text:p text:style-name="P9">Schedule Chart in the Project plan:</text:p>
      <text:p text:style-name="P9"><draw:frame draw:style-name="fr2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9"/>
      <text:p text:style-name="P25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9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4-05T13:47:20.50</dc:date>
    <meta:editing-duration>PT18H14M38S</meta:editing-duration>
    <meta:editing-cycles>231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44" meta:character-count="2078" meta:non-whitespace-character-count="18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– 12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8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 office:value-type="string">
            <text:p>10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 office:value-type="string">
            <text:p>Fine-tuning still needed.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9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7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9" office:value-type="string">
            <text:p>7/2013 -</text:p>
          </table:table-cell>
          <table:table-cell table:style-name="ce39" office:value-type="string">
            <text:p>Active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30" office:value-type="string">
            <text:p>46/2012 – 48/2012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6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6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.00.0000</text:date>, <text:time style:data-style-name="N2" text:time-value="0000-00-00T13:47:12.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 office:value-type="string">
            <text:p>2013 Wk 14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.00.0000</text:date>, <text:time style:data-style-name="N2" text:time-value="0000-00-00T08:45:03.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office:value-type="float" office:value="93.05">
            <text:p>93,05</text:p>
          </table:table-cell>
          <table:table-cell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.845909090909091">
            <text:p>85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formula="of:=[.S6]+[.T3]" office:value-type="float" office:value="266.5">
            <text:p>266,5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0:33.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113.75">
            <text:p>113,75</text:p>
          </table:table-cell>
          <table:table-cell office:value-type="float" office:value="95.5">
            <text:p>95,5</text:p>
          </table:table-cell>
          <table:table-cell office:value-type="float" office:value="57.25">
            <text:p>57,25</text:p>
          </table:table-cell>
          <table:table-cell table:formula="of:=SUM([.X3:.Z3])" office:value-type="float" office:value="266.5">
            <text:p>266,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517045454545455">
            <text:p>51,70%</text:p>
          </table:table-cell>
          <table:table-cell table:style-name="ce4" table:formula="of:=[.Y3]/[.Y2]" office:value-type="percentage" office:value="0.434090909090909">
            <text:p>43,41%</text:p>
          </table:table-cell>
          <table:table-cell table:style-name="ce4" table:formula="of:=[.Z3]/[.Z2]" office:value-type="percentage" office:value="0.261415525114155">
            <text:p>26,14%</text:p>
          </table:table-cell>
          <table:table-cell table:style-name="ce4" table:formula="of:=[.AA3]/[.AA2]" office:value-type="percentage" office:value="0.404400606980273">
            <text:p>40,44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0:43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37.75">
            <text:p>37,75</text:p>
          </table:table-cell>
          <table:table-cell table:style-name="ce27" table:formula="of:=[.AF4]/[.AE4]" office:value-type="percentage" office:value="0.49025974025974">
            <text:p>49,03%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5">
            <text:p>2,5</text:p>
          </table:table-cell>
          <table:table-cell table:style-name="ce28" table:formula="of:=[.AF8]/[.AE8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.5">
            <text:p>13,5</text:p>
          </table:table-cell>
          <table:table-cell table:style-name="ce28" table:formula="of:=[.AF9]/[.AE9]" office:value-type="percentage" office:value="0.54">
            <text:p>5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82">
            <text:p>82</text:p>
          </table:table-cell>
          <table:table-cell table:style-name="ce27" table:formula="of:=[.AF11]/[.AE11]" office:value-type="percentage" office:value="0.482352941176471">
            <text:p>48,24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">
            <text:p>24</text:p>
          </table:table-cell>
          <table:table-cell table:style-name="ce28" table:formula="of:=[.AF13]/[.AE13]" office:value-type="percentage" office:value="0.342857142857143">
            <text:p>34,29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.5">
            <text:p>16,5</text:p>
          </table:table-cell>
          <table:table-cell table:style-name="ce28" table:formula="of:=[.AF14]/[.AE14]" office:value-type="percentage" office:value="1.1">
            <text:p>11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,5</text:p>
          </table:table-cell>
          <table:table-cell table:style-name="ce28" table:formula="of:=[.AF15]/[.AE15]" office:value-type="percentage" office:value="0.05">
            <text:p>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8" table:formula="of:=[.AF16]/[.AE16]" office:value-type="percentage" office:value="2">
            <text:p>2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8" table:formula="of:=[.AF17]/[.AE17]" office:value-type="percentage" office:value="0.333333333333333">
            <text:p>33,33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9">
            <text:p>19</text:p>
          </table:table-cell>
          <table:table-cell table:style-name="ce27" table:formula="of:=[.AF18]/[.AE18]" office:value-type="percentage" office:value="0.633333333333333">
            <text:p>63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8" table:formula="of:=[.AF19]/[.AE19]" office:value-type="percentage" office:value="3">
            <text:p>3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14">
            <text:p>14</text:p>
          </table:table-cell>
          <table:table-cell table:style-name="ce27" table:formula="of:=[.AF21]/[.AE21]" office:value-type="percentage" office:value="0.175">
            <text:p>17,50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74.3">
            <text:p>74,3</text:p>
          </table:table-cell>
          <table:table-cell table:style-name="ce27" table:formula="of:=[.AF22]/[.AE22]" office:value-type="percentage" office:value="0.386979166666667">
            <text:p>38,70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1.25">
            <text:p>41,25</text:p>
          </table:table-cell>
          <table:table-cell table:style-name="ce28" table:formula="of:=[.AF23]/[.AE23]" office:value-type="percentage" office:value="0.6875">
            <text:p>68,75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.75">
            <text:p>9,75</text:p>
          </table:table-cell>
          <table:table-cell table:style-name="ce28" table:formula="of:=[.AF24]/[.AE24]" office:value-type="percentage" office:value="0.325">
            <text:p>32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5">
            <text:p>15</text:p>
          </table:table-cell>
          <table:table-cell table:style-name="ce29" table:formula="of:=[.AF29]/[.AE29]" office:value-type="percentage" office:value="0.375">
            <text:p>37,50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5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267">
            <text:p>267</text:p>
          </table:table-cell>
          <table:table-cell table:style-name="ce28" table:formula="of:=[.AF30]/[.AE30]" office:value-type="percentage" office:value="0.4051593323217">
            <text:p>40,52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1:41.9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